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rlito" fo:font-weight="bold" officeooo:rsid="001d920a" officeooo:paragraph-rsid="001d920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rlito" fo:font-size="14pt" fo:font-weight="bold" officeooo:rsid="00145af1" officeooo:paragraph-rsid="00145af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rlito" fo:font-size="14pt" fo:font-weight="bold" officeooo:rsid="00131570" officeooo:paragraph-rsid="0016254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rlito" fo:font-size="14pt" fo:font-weight="bold" officeooo:rsid="001823ea" officeooo:paragraph-rsid="001823e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rlito" fo:font-size="14pt" fo:font-weight="bold" officeooo:rsid="001b32fa" officeooo:paragraph-rsid="001b32f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rlito" fo:font-size="14pt" fo:font-weight="bold" officeooo:rsid="001bdbec" officeooo:paragraph-rsid="001bdbe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rlito" fo:font-size="14pt" fo:font-weight="bold" officeooo:rsid="001d920a" officeooo:paragraph-rsid="001d920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rlito" fo:font-size="14pt" fo:font-weight="bold" officeooo:rsid="001da28e" officeooo:paragraph-rsid="001da28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rlito" fo:font-size="14pt" fo:font-weight="normal" officeooo:rsid="00145af1" officeooo:paragraph-rsid="00145af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4pt" fo:font-weight="normal" officeooo:rsid="00131570" officeooo:paragraph-rsid="0016254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4pt" fo:font-weight="normal" officeooo:rsid="001823ea" officeooo:paragraph-rsid="001823e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4pt" fo:font-weight="normal" officeooo:rsid="001b32fa" officeooo:paragraph-rsid="001b32f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4pt" fo:font-weight="normal" officeooo:rsid="001d920a" officeooo:paragraph-rsid="001d920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4pt" fo:font-weight="normal" officeooo:rsid="001da28e" officeooo:paragraph-rsid="001da28e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Carlito" fo:font-size="14pt" fo:font-weight="normal" officeooo:rsid="001da28e" officeooo:paragraph-rsid="001da28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4pt" fo:font-weight="bold" officeooo:rsid="00058df6" officeooo:paragraph-rsid="0016254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4pt" fo:font-weight="bold" officeooo:rsid="001787c0" officeooo:paragraph-rsid="001787c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rlito" fo:font-size="14pt" fo:font-weight="normal" officeooo:rsid="00058df6" officeooo:paragraph-rsid="0016254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4pt" fo:font-weight="normal" officeooo:rsid="001787c0" officeooo:paragraph-rsid="001787c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rlito" fo:font-size="14pt" fo:font-weight="normal" officeooo:rsid="001787c0" officeooo:paragraph-rsid="0024b9c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rlito" fo:font-size="14pt" fo:font-weight="normal" officeooo:rsid="001823ea" officeooo:paragraph-rsid="001823e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line-height-at-least="0.503cm"/>
      <style:text-properties fo:color="#d4d4d4" style:font-name="Consolas" fo:font-size="14pt" fo:font-weight="normal" fo:background-color="#1e1e1e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d4d4d4" style:font-name="Consolas" fo:font-size="14pt" fo:font-weight="normal" officeooo:rsid="002088ce" officeooo:paragraph-rsid="002088ce" fo:background-color="#1e1e1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d4d4d4" style:font-name="Consolas" fo:font-size="14pt" fo:font-weight="normal" officeooo:rsid="0020f33a" officeooo:paragraph-rsid="0020f33a" fo:background-color="#1e1e1e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style:line-height-at-least="0.503cm"/>
      <style:text-properties fo:color="#d4d4d4" fo:font-size="14pt" fo:background-color="#1e1e1e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6a9955" style:font-name="Consolas" fo:font-size="14pt" fo:font-weight="normal" officeooo:paragraph-rsid="001b32fa" fo:background-color="#1e1e1e" style:font-size-asian="14pt" style:font-size-complex="14pt"/>
    </style:style>
    <style:style style:name="P27" style:family="paragraph" style:parent-style-name="Standard">
      <style:paragraph-properties style:line-height-at-least="0.503cm"/>
      <style:text-properties fo:color="#6a9955" style:font-name="Consolas" fo:font-size="14pt" fo:font-weight="normal" fo:background-color="#1e1e1e" style:font-size-asian="14pt" style:font-size-complex="14pt"/>
    </style:style>
    <style:style style:name="P28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4pt" officeooo:paragraph-rsid="001da28e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paragraph-rsid="001da28e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1da28e" officeooo:paragraph-rsid="001da28e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1f4cd3" officeooo:paragraph-rsid="001f4cd3" style:font-size-asian="14pt" style:font-size-complex="14pt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4pt" officeooo:rsid="001f4cd3" officeooo:paragraph-rsid="001f4cd3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2088ce" officeooo:paragraph-rsid="002088ce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2088ce" officeooo:paragraph-rsid="002088c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226f7c" officeooo:paragraph-rsid="00226f7c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22d44b" officeooo:paragraph-rsid="0022d44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2088ce" officeooo:paragraph-rsid="002088ce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20f33a" officeooo:paragraph-rsid="0020f33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20f33a" officeooo:paragraph-rsid="0022d44b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26f7c" officeooo:paragraph-rsid="00226f7c" style:font-size-asian="14pt" style:font-weight-asian="normal" style:font-size-complex="14pt" style:font-weight-complex="normal"/>
    </style:style>
    <style:style style:name="T1" style:family="text">
      <style:text-properties officeooo:rsid="001b32f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weight="normal"/>
    </style:style>
    <style:style style:name="T5" style:family="text">
      <style:text-properties fo:color="#569cd6" style:font-name="Carlito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color="#dcdcaa"/>
    </style:style>
    <style:style style:name="T8" style:family="text">
      <style:text-properties fo:color="#dcdcaa" style:font-name="Consolas" fo:font-weight="normal"/>
    </style:style>
    <style:style style:name="T9" style:family="text">
      <style:text-properties fo:color="#dcdcaa" style:font-name="Carlito"/>
    </style:style>
    <style:style style:name="T10" style:family="text">
      <style:text-properties fo:color="#ce9178"/>
    </style:style>
    <style:style style:name="T11" style:family="text">
      <style:text-properties fo:color="#ce9178" style:font-name="Consolas" fo:font-weight="normal"/>
    </style:style>
    <style:style style:name="T12" style:family="text">
      <style:text-properties fo:color="#ce9178" style:font-name="Carlito"/>
    </style:style>
    <style:style style:name="T13" style:family="text">
      <style:text-properties fo:color="#4fc1ff"/>
    </style:style>
    <style:style style:name="T14" style:family="text">
      <style:text-properties fo:color="#9cdcfe"/>
    </style:style>
    <style:style style:name="T15" style:family="text">
      <style:text-properties fo:color="#9cdcfe" style:font-name="Consolas" fo:font-weight="normal"/>
    </style:style>
    <style:style style:name="T16" style:family="text">
      <style:text-properties fo:color="#9cdcfe" style:font-name="Carlito"/>
    </style:style>
    <style:style style:name="T17" style:family="text">
      <style:text-properties style:font-name="Consolas" fo:font-weight="normal"/>
    </style:style>
    <style:style style:name="T18" style:family="text">
      <style:text-properties fo:color="#b5cea8"/>
    </style:style>
    <style:style style:name="T19" style:family="text">
      <style:text-properties fo:color="#4ec9b0" style:font-name="Consolas" fo:font-weight="normal"/>
    </style:style>
    <style:style style:name="T20" style:family="text">
      <style:text-properties fo:color="#6a9955"/>
    </style:style>
    <style:style style:name="T21" style:family="text">
      <style:text-properties officeooo:rsid="001bdbec"/>
    </style:style>
    <style:style style:name="T22" style:family="text">
      <style:text-properties style:font-name="Carlito"/>
    </style:style>
    <style:style style:name="T23" style:family="text">
      <style:text-properties style:font-name="Carlito" fo:font-weight="normal" style:font-weight-asian="normal" style:font-weight-complex="normal"/>
    </style:style>
    <style:style style:name="T24" style:family="text">
      <style:text-properties style:font-name="Carlito" fo:font-weight="normal" officeooo:rsid="001da28e" style:font-weight-asian="normal" style:font-weight-complex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officeooo:rsid="0024b9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QUE É BACK-END ?</text:p>
      <text:p text:style-name="P2"/>
      <text:p text:style-name="P9">É a parte do software que lida com os dados e com o processamento desses dados. Por exemplo: Ao enviarmos um formulário de cadastro, estamos enviado informações para o back-end processar.</text:p>
      <text:p text:style-name="P9"/>
      <text:p text:style-name="P9">A comunicação entre o front e o back-end se da através de requisições e respostas.</text:p>
      <text:p text:style-name="P9"/>
      <text:p text:style-name="P2">REQUISIÇÕES E RESPOSTAS</text:p>
      <text:p text:style-name="P9"/>
      <text:p text:style-name="P9">Quando clicamos no botão, o front-end envia uma requisição para o back-end. Requisição é o envio de um pacote de dados para o back-end.</text:p>
      <text:p text:style-name="P9"/>
      <text:p text:style-name="P9">O back-end , ao receber a requisição, irá processar os dados e devolver uma resposta para o front-end.</text:p>
      <text:p text:style-name="P9"/>
      <text:p text:style-name="P9">A resposta também é um pacote de dados, neste caso, uma mensagem de sucesso ou falha no cadastro.</text:p>
      <text:p text:style-name="P9"/>
      <text:p text:style-name="P2">PROTOCOLO HTTP</text:p>
      <text:p text:style-name="P9"/>
      <text:p text:style-name="P9">As requisições e respostas trafegam os dados pelo protocolo HTTP. Ele é o meio de comunicação, envio e recebimento de dados, entre front-end e back-end.</text:p>
      <text:p text:style-name="P9"/>
      <text:p text:style-name="P3">API’s </text:p>
      <text:p text:style-name="P3"/>
      <text:p text:style-name="P10">Basicamente um conjunto de padrões usados para a comunicação entre sistemas.</text:p>
      <text:p text:style-name="P10">O front e o back precisam de um padrão de comunicação para os dois entendam os dados que são enviados. Esse padrão se estabelece através de interfaces chamadas API’s.</text:p>
      <text:p text:style-name="P10"/>
      <text:p text:style-name="P3">CONSUMO DE API’S</text:p>
      <text:p text:style-name="P10"/>
      <text:p text:style-name="P10">As aplicações front-end interagem com o back-end através de API’s, ou seja, o front consome a API – isto é feito através das requisições.</text:p>
      <text:p text:style-name="P10">Quando criamos uma aplicação back-end baseada nos padrões de comunicação entre sistemas, criamos uma API no padrão REST. Esta API REST servirá de consumo para outras aplicações front-end.</text:p>
      <text:p text:style-name="P10"/>
      <text:p text:style-name="P16">EXPRESS JS</text:p>
      <text:p text:style-name="P16"/>
      <text:p text:style-name="P18"><text:soft-page-break/>Antes de falarmos sobre o Express.js, precisamos entender o que é um framework. Um framework é simplesmente um pacote de funcionalidades para uso, que agilizam o processo de desenvolvimento.</text:p>
      <text:p text:style-name="P18">Voltando ao express.js, ele é um framework minimalista para Node.js o seu objetivo é simples – trabalhar com APIs REST.</text:p>
      <text:p text:style-name="P18">Para criarmos uma <text:s/>API REST em Node puro, seria necessário implementar manualmente muitas funcionalidades já disponíveis em Express.js. Em poucas palavras o Express.js aumenta a produtividade oferecendo recursos e funcionalidades já prontas para implementarmos uma API REST.</text:p>
      <text:p text:style-name="P18"/>
      <text:p text:style-name="P17">INSTALAÇÃO EXPRESS.JS</text:p>
      <text:p text:style-name="P19"/>
      <text:p text:style-name="P19">O express.js é uma dependência do Node e como toda dependência, ele é instalado através do NPM. Porém, antes de instalarmos qualquer dependência devemos criar o arquivo package.json.</text:p>
      <text:p text:style-name="P19">O package.json irá registrar todas as dependências instaladas no projeto. Na ausência dele, o NPM exibirá mensagens de alerta sugerindo do que você crie-o. </text:p>
      <text:p text:style-name="P19"/>
      <text:p text:style-name="P20">Crie a pasta do projeto</text:p>
      <text:p text:style-name="P20">abr<text:span text:style-name="T26">a</text:span> pasta no vscode</text:p>
      <text:p text:style-name="P20"><text:span text:style-name="T26">a</text:span>cess<text:span text:style-name="T26">e</text:span> o terminal</text:p>
      <text:p text:style-name="P20">execut<text:span text:style-name="T26">e</text:span> o comando npm init -y para criar o arquivo package.json.</text:p>
      <text:p text:style-name="P20"/>
      <text:p text:style-name="P19">A instrução -y é adicionada ao final do comando npm init para pular uma série de perguntas que o NPM normalmente faz.</text:p>
      <text:p text:style-name="P11">O package.json armazena, além das dependências, informações do projeto como nome, versão e etc. </text:p>
      <text:p text:style-name="P11"/>
      <text:p text:style-name="P11">Agora vamos executar o comando npm install express para instalar o Express.js e todas as suas dependências.</text:p>
      <text:p text:style-name="P11"/>
      <text:p text:style-name="P11">A pasta node_modules contém as dependências instaladas do projeto. O arquivo package-lock.json contém as informações das dependências usadas no projeto. Não precisamos nos preocupar com ele pois é para o próprio NPM.</text:p>
      <text:p text:style-name="P11"/>
      <text:p text:style-name="P11">Instalação concluída !</text:p>
      <text:p text:style-name="P9"/>
      <text:p text:style-name="P4">REINSTALANDO DEPENDÊNCIAS</text:p>
      <text:p text:style-name="P4"/>
      <text:p text:style-name="P11">Ao transferirmos o projeto do ambiente local (nosso computador) para uma hospedagem, github, vercel ou outro computador, ignoramos a pasta node_modules. Ou seja, nos preocupamos somente com os arquivos referentes a <text:soft-page-break/>implementação do projeto. A pasta node_modules deve ser ignorada porque contém milhares de arquivos, o que gera um longo tempo de espera para realizar a operação desejada. Para instalarmos novamente as dependências basta executarmos o comando npm install. E então o NPM criará novamente a pasta node_modules e instalará as dependências contidas no package.json. <text:span text:style-name="T1">Portanto, o arquivo package.json se torna essencial pois nele ficam registradas todas as dependências do projeto.</text:span></text:p>
      <text:p text:style-name="P11"/>
      <text:p text:style-name="P5">PRIMEIRA APLICAÇÃO (“HELLO WORLD”)</text:p>
      <text:p text:style-name="P5"/>
      <text:p text:style-name="P12">O nosso primeiro projeto <text:s/>utilizando express.js não é uma API REST, ou seja, não é uma aplicação back-end que atende aos padrões REST. Nosso projeto é uma aplicação back-end simples que retorna para o navegador a mensagem: “Hello World!”.</text:p>
      <text:p text:style-name="P12"/>
      <text:p text:style-name="P5"/>
      <text:p text:style-name="P5">IMPLEMENTANDO O PROJETO </text:p>
      <text:p text:style-name="P5"/>
      <text:p text:style-name="P12">Este é o código da nossa aplicação. Digite cada linha de código em seu arquivo index.js <text:span text:style-name="T21">(os comentários são opcionais).</text:span></text:p>
      <text:p text:style-name="P5"><text:span text:style-name="T2"/></text:p>
      <text:p text:style-name="P26"><text:span text:style-name="T6">//esta sessão é responsável por separar o express e o tornar utilizável.</text:span></text:p>
      <text:p text:style-name="P22"><text:span text:style-name="T3">const</text:span> <text:span text:style-name="T7">express</text:span> = <text:span text:style-name="T7">require</text:span>(<text:span text:style-name="T10">'express'</text:span>); <text:span text:style-name="T20">// primeiro importa os módulos do express.</text:span></text:p>
      <text:p text:style-name="P22"><text:span text:style-name="T3">const</text:span> <text:span text:style-name="T13">app</text:span> = <text:span text:style-name="T7">express</text:span>();  <text:span text:style-name="T20">//em seguida criamos a variável app, ela contém as funcionalidades do express.</text:span></text:p>
      <text:p text:style-name="P28"/>
      <text:p text:style-name="P27">//Nesta sessão utilizamos a função get contida na variável app, que pertence ao express. a função get recebe uma requisição do front e devolve uma resposta para o mesmo. O back-end se conecta com front através do método get.</text:p>
      <text:p text:style-name="P22"><text:span text:style-name="T13">app</text:span>.<text:span text:style-name="T7">get</text:span>(<text:span text:style-name="T10">'/'</text:span>, (<text:span text:style-name="T14">req</text:span>, <text:span text:style-name="T14">res</text:span>) <text:span text:style-name="T3">=&gt;</text:span>{  <text:span text:style-name="T20">//'/' contem a url da requisição do front | req = (requisição) e res (resposta)</text:span></text:p>
      <text:p text:style-name="P25">    <text:span text:style-name="T15">res</text:span><text:span text:style-name="T17">.</text:span><text:span text:style-name="T8">send</text:span><text:span text:style-name="T17">(</text:span><text:span text:style-name="T11">'Hello World!'</text:span><text:span text:style-name="T17">);</text:span></text:p>
      <text:p text:style-name="P22">}); </text:p>
      <text:p text:style-name="P28"/>
      <text:p text:style-name="P27">//utilizamos a função listen do express, através da variável app | a função listen faz a nossa aplicação monitorar as requisições através de uma porta HTTP. Em nosso exemplo optamos pela porta 8080 pro ser muito utilizada em ambientes de testes. A função listen recebe dois parâmetros. O primeiro é a porta que o servidor ficará monitorando requisições e o <text:soft-page-break/>segundo é uma função que será executada quando iniciarmos a aplicação.</text:p>
      <text:p text:style-name="P22"><text:span text:style-name="T13">app</text:span>.<text:span text:style-name="T7">listen</text:span>(<text:span text:style-name="T18">8080</text:span>, () <text:span text:style-name="T3">=&gt;</text:span>{</text:p>
      <text:p text:style-name="P25">    <text:span text:style-name="T4">let</text:span><text:span text:style-name="T17"> </text:span><text:span text:style-name="T15">data</text:span><text:span text:style-name="T17"> = </text:span><text:span text:style-name="T4">new</text:span><text:span text:style-name="T17"> </text:span><text:span text:style-name="T19">Date</text:span><text:span text:style-name="T17">();</text:span></text:p>
      <text:p text:style-name="P25">    <text:span text:style-name="T15">console</text:span><text:span text:style-name="T17">.</text:span><text:span text:style-name="T8">log</text:span><text:span text:style-name="T17">(</text:span><text:span text:style-name="T11">'Servidor node iniciado em: '</text:span><text:span text:style-name="T17"> + </text:span><text:span text:style-name="T15">data</text:span><text:span text:style-name="T17">);</text:span></text:p>
      <text:p text:style-name="P22">});</text:p>
      <text:p text:style-name="P6"><text:span text:style-name="T2"/></text:p>
      <text:p text:style-name="P6"><text:span text:style-name="T2">Agora basta iniciar a aplicação com o comando node index.js.</text:span></text:p>
      <text:p text:style-name="P7"><text:span text:style-name="T2">Para vermos o resultado acessamos o localhost na porta que está rodando a aplicação.</text:span></text:p>
      <text:p text:style-name="P1"><text:span text:style-name="T25">Neste caso: </text:span><text:a xlink:type="simple" xlink:href="http://localhost:8080/" text:style-name="Internet_20_link" text:visited-style-name="Visited_20_Internet_20_Link"><text:span text:style-name="T25">http://localhost:8080</text:span></text:a></text:p>
      <text:p text:style-name="P7"><text:span text:style-name="T2"/></text:p>
      <text:p text:style-name="P7"><text:span text:style-name="T2">Dessa forma concluímos a nossa primeira aplicação utilizando o framework Express.</text:span></text:p>
      <text:p text:style-name="P7"><text:span text:style-name="T2"/></text:p>
      <text:p text:style-name="P7">FLUXO DA APLICAÇÃO</text:p>
      <text:p text:style-name="P7"><text:span text:style-name="T2"/></text:p>
      <text:p text:style-name="P7"><text:span text:style-name="T2">Normalmente quando executamos uma aplicação, seu fluxo segue um início, meio e fim.</text:span></text:p>
      <text:p text:style-name="P7"><text:span text:style-name="T2">Isto é, sabemos que a aplicação será encerrada logo após a última linha de código.</text:span></text:p>
      <text:p text:style-name="P7"><text:span text:style-name="T2">Ao iniciarmos nossa aplicação desenvolvida nessa aula, ela não encerrará seu fluxo ao final do código. Isso acontece devido estarmos utilizando a função listen, esta função mantém a execução da aplicação. Listen significa ouvir, ou seja, a aplicação ficará ouvindo as requisições através de uma porta HTTP. Quando removemos a função listen a aplicação é encerrada após a execução. Portanto a função listen faz da nossa aplicação um servidor back-end que ficará sempre aguardando requisições.</text:span></text:p>
      <text:p text:style-name="P7"><text:span text:style-name="T2"/></text:p>
      <text:p text:style-name="P7">REINICIANDO A APLICAÇÃO</text:p>
      <text:p text:style-name="P7"/>
      <text:p text:style-name="P13">Sempre que fizermos alguma alteração no código é necessário reiniciar a aplicação. Para reinicializar a aplicação, primeiro devemos pausá-la e depois executá-la novamente. </text:p>
      <text:p text:style-name="P13"/>
      <text:p text:style-name="P13">Para pausar a aplicação devemos ir ao terminal do vscode e acionar as teclas “ctrl + c”.</text:p>
      <text:p text:style-name="P13"/>
      <text:p text:style-name="P8">API REST: O que é</text:p>
      <text:p text:style-name="P8"/>
      <text:p text:style-name="P14">Como vimos front e back se comunicam por meio de uma API. REST é um conjunto de padrões estabelecidos para a comunicação entre sistemas – determina como deve ser feita a comunicação entre aplicações</text:p>
      <text:p text:style-name="P14"/>
      <text:p text:style-name="P14">API REST é simplesmente uma API que segue os padrões REST.</text:p>
      <text:p text:style-name="P14"><text:soft-page-break/>Uma API REST permite que nossa aplicação back-end seja consumida por aplicações front-end de diferentes tecnologias.</text:p>
      <text:p text:style-name="P14"/>
      <text:p text:style-name="P14"/>
      <text:p text:style-name="P8">DIRETRIZES DOS PADRÕES REST</text:p>
      <text:p text:style-name="P8"/>
      <text:p text:style-name="P14">O conceito de API REST determina que a comunicação entre as aplicações deve seguir algumas diretrizes.</text:p>
      <text:p text:style-name="P14">Agora veremos as diretrizes básicas que são necessárias para que nosso “Hello World!” se torne uma API REST.</text:p>
      <text:p text:style-name="P14">As diretrizes que veremos são</text:p>
      <text:list xml:id="list4140635476" text:style-name="L2">
        <text:list-item>
          <text:p text:style-name="P15">Protocolo HTTP</text:p>
        </text:list-item>
        <text:list-item>
          <text:p text:style-name="P15">Verbos HTTP</text:p>
        </text:list-item>
        <text:list-item>
          <text:p text:style-name="P29"><text:span text:style-name="T24">Formato JSON</text:span></text:p>
        </text:list-item>
      </text:list>
      <text:p text:style-name="P30"><text:span text:style-name="T24"/></text:p>
      <text:p text:style-name="P31"><text:span text:style-name="T23">1ª Diretriz: Protocolo HTTP</text:span></text:p>
      <text:p text:style-name="P31"><text:span text:style-name="T23">A primeira diretriz do padrão REST é que front-end e back-end se comuniquem através do protocolo HTTP (nossa aplicação já cumpre esta diretriz).</text:span></text:p>
      <text:p text:style-name="P31"><text:span text:style-name="T23">Quando acessamos a url da nossa aplicação através do navegador uma requisição HTTP é enviada. Como vimos nossa aplicação fica aguardando requisições HTTP em uma porta através do comando listen.</text:span></text:p>
      <text:p text:style-name="P31"><text:span text:style-name="T23"/></text:p>
      <text:p text:style-name="P31"><text:span text:style-name="T23">2ªDiretriz: Verbos HTTP</text:span></text:p>
      <text:p text:style-name="P32"><text:span text:style-name="T23">A segunda diretriz são os verbos HTTP, basicamente, eles servem para a API back-end identificar qual ação está sendo solicitada pela aplicação front-end.</text:span></text:p>
      <text:p text:style-name="P32"><text:span text:style-name="T23">No padrão REST, o front-end envia uma requisição que contém, além dos dados, um verbo HTTP. Através deste verbo a API saberá qual ação será realizada.</text:span></text:p>
      <text:p text:style-name="P32"><text:span text:style-name="T23">Exemplo: Através do verbo HTTP POST, a API sabe que o front-end deseja inserir dados.</text:span></text:p>
      <text:p text:style-name="P32"><text:span text:style-name="T23">Confira os verbos HTTP:</text:span></text:p>
      <text:p text:style-name="P32"><text:span text:style-name="T23"/></text:p>
      <text:list xml:id="list2305028750" text:style-name="L4">
        <text:list-item>
          <text:p text:style-name="P33"><text:span text:style-name="T23">GET: retorna dados</text:span></text:p>
        </text:list-item>
        <text:list-item>
          <text:p text:style-name="P33"><text:span text:style-name="T23">POST: insere dados</text:span></text:p>
        </text:list-item>
        <text:list-item>
          <text:p text:style-name="P33"><text:span text:style-name="T23">PUT: atualiza dados</text:span></text:p>
        </text:list-item>
        <text:list-item>
          <text:p text:style-name="P33"><text:span text:style-name="T23">DELETE: excluidados</text:span></text:p>
        </text:list-item>
      </text:list>
      <text:p text:style-name="P32"><text:span text:style-name="T23"/></text:p>
      <text:p text:style-name="P34"><text:span text:style-name="T23">No nosso exemplo, ao consumirmos a API, por padrão o front-end envia o verbo GET, pois nenhum verbo foi definido.</text:span></text:p>
      <text:p text:style-name="P34"><text:span text:style-name="T23"/></text:p>
      <text:p text:style-name="P34"><text:span text:style-name="T23">3ªDiretriz: Formato JSON</text:span></text:p>
      <text:p text:style-name="P34"><text:span text:style-name="T23">JSON(Javascript Object Notation) é um formato de dados universal que é interpretado por qualquer tecnologia, seja front-end ou back-end.</text:span></text:p>
      <text:p text:style-name="P34"><text:soft-page-break/><text:span text:style-name="T23">Exemplo:</text:span></text:p>
      <text:p text:style-name="P34"><text:span text:style-name="T23">{</text:span></text:p>
      <text:p text:style-name="P34"><text:span text:style-name="T23"><text:s text:c="4"/>“id”: 1,</text:span></text:p>
      <text:p text:style-name="P34"><text:span text:style-name="T23"><text:s text:c="4"/>“matricula”: 123456789,</text:span></text:p>
      <text:p text:style-name="P34"><text:span text:style-name="T23"><text:s text:c="4"/>“nome”: “João”,</text:span></text:p>
      <text:p text:style-name="P34"><text:span text:style-name="T23"><text:s text:c="4"/>“idade: 17”</text:span></text:p>
      <text:p text:style-name="P34"><text:span text:style-name="T23">}</text:span></text:p>
      <text:p text:style-name="P34"><text:span text:style-name="T23">O JSON apresenta informações através de um par chave/valor. Cada par chave/valor é separado por vírgula. Os valores do tipo string devem ser representados entre aspas.</text:span></text:p>
      <text:p text:style-name="P34"><text:span text:style-name="T23"/></text:p>
      <text:p text:style-name="P34"><text:span text:style-name="T23">Lembrando que estas não são todas as diretrizes do padrão REST vamos conhecê-las ao longo do curso.</text:span></text:p>
      <text:p text:style-name="P34"><text:span text:style-name="T23"/></text:p>
      <text:p text:style-name="P35"><text:span text:style-name="T22">HELLO WORLD PADRÃO REST</text:span></text:p>
      <text:p text:style-name="P38"><text:span text:style-name="T22"/></text:p>
      <text:p text:style-name="P38"><text:span text:style-name="T22">Para retornarmos um código JSON ao invés de texto basta substituirmos </text:span></text:p>
      <text:p text:style-name="P38"><text:span text:style-name="T22"/></text:p>
      <text:p text:style-name="P23"><text:span text:style-name="T16">res</text:span><text:span text:style-name="T22">.</text:span><text:span text:style-name="T9">send</text:span><text:span text:style-name="T22">(</text:span><text:span text:style-name="T12">'Olá Mundo!'</text:span><text:span text:style-name="T22">);</text:span></text:p>
      <text:p text:style-name="P38"><text:span text:style-name="T22"/></text:p>
      <text:p text:style-name="P38"><text:span text:style-name="T22">por</text:span></text:p>
      <text:p text:style-name="P38"><text:span text:style-name="T22"/></text:p>
      <text:p text:style-name="P23"><text:span text:style-name="T16">res</text:span><text:span text:style-name="T22">.</text:span><text:span text:style-name="T9">json</text:span><text:span text:style-name="T22">({</text:span><text:span text:style-name="T16">mensagem:</text:span><text:span text:style-name="T22"> </text:span><text:span text:style-name="T12">'Olá Mundo!'</text:span><text:span text:style-name="T22">});</text:span></text:p>
      <text:p text:style-name="P38"><text:span text:style-name="T22"/></text:p>
      <text:p text:style-name="P39"><text:span text:style-name="T22">também podemos armazenar o código JSON em uma variável</text:span></text:p>
      <text:p text:style-name="P39"><text:span text:style-name="T22"/></text:p>
      <text:p text:style-name="P24"><text:span text:style-name="T5">let</text:span><text:span text:style-name="T22"> </text:span><text:span text:style-name="T16">mensagem</text:span><text:span text:style-name="T22"> = </text:span><text:span text:style-name="T16">res</text:span><text:span text:style-name="T22">.</text:span><text:span text:style-name="T9">json</text:span><text:span text:style-name="T22">({</text:span><text:span text:style-name="T16">mensagem:</text:span><text:span text:style-name="T22"> </text:span><text:span text:style-name="T12">'Olá Mundo!'</text:span><text:span text:style-name="T22">});</text:span></text:p>
      <text:p text:style-name="P39"><text:span text:style-name="T22"/></text:p>
      <text:p text:style-name="P39"><text:span text:style-name="T22">na prática esta será a forma mais utilizada.</text:span></text:p>
      <text:p text:style-name="P39"><text:span text:style-name="T22"/></text:p>
      <text:p text:style-name="P39"><text:span text:style-name="T22"/></text:p>
      <text:p text:style-name="P36"><text:span text:style-name="T22">CONSUMINDO NOSSA API REST PELO POSTMAN</text:span></text:p>
      <text:p text:style-name="P36"><text:span text:style-name="T22"/></text:p>
      <text:p text:style-name="P36"><text:span text:style-name="T22">POSTMAN OQUE É ?</text:span></text:p>
      <text:p text:style-name="P36"><text:span text:style-name="T22"/></text:p>
      <text:p text:style-name="P41"><text:span text:style-name="T22">Até este ponto do curso, testamos o consumo da nossa aplicação pelo navegador e esta não é uma prática adequada. A forma mais profissional de testarmos o consumo da nossa API é através de ferramentas dedicadas a esta finalidade.</text:span></text:p>
      <text:p text:style-name="P41"><text:span text:style-name="T22">Dito isto, iremos utilizar o Postman – uma ferramenta muito prática, que nos permite testar APIs REST. Com ele podemos enviar e receber dados via requisições HTTP.</text:span></text:p>
      <text:p text:style-name="P41"><text:span text:style-name="T22"/></text:p>
      <text:p text:style-name="P36"><text:soft-page-break/><text:span text:style-name="T22">UTILIZANDO O POSTMAN</text:span></text:p>
      <text:p text:style-name="P36"><text:span text:style-name="T23"/></text:p>
      <text:p text:style-name="P36"><text:span text:style-name="T23">Agora vamos utilizar o Postman para consumir nossa API REST.</text:span></text:p>
      <text:p text:style-name="P36"><text:span text:style-name="T23">Certifique-se de que a aplicação esteja em execução. (caso não esteja bastar usar o comando node + “nome do arquivo”. Neste caso node index.js.</text:span></text:p>
      <text:p text:style-name="P37"><text:span text:style-name="T23">Para testar em aplicações localhost deverá ter o agente postman instalado no desktop</text:span></text:p>
      <text:p text:style-name="P37"><text:span text:style-name="T23"/></text:p>
      <text:p text:style-name="P37"><text:span text:style-name="T23">Abra o postman e clique no sinal de +</text:span></text:p>
      <text:p text:style-name="P37"><text:span text:style-name="T23">Insira a URL em que a aplicação está sendo executada</text:span></text:p>
      <text:p text:style-name="P37"><text:span text:style-name="T23">Ao lado da URL selecione o verbo GET</text:span></text:p>
      <text:p text:style-name="P37"><text:span text:style-name="T23">Pressione o botão SEND e observe o resultado</text:span></text:p>
      <text:p text:style-name="P40"><text:span text:style-name="T22"/></text:p>
      <text:p text:style-name="P40"><text:span text:style-name="T2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5:48:13.670000000</meta:creation-date>
    <dc:date>2022-03-26T20:48:31.641000000</dc:date>
    <meta:editing-duration>PT35M5S</meta:editing-duration>
    <meta:editing-cycles>6</meta:editing-cycles>
    <meta:generator>LibreOffice/6.3.5.2$Windows_X86_64 LibreOffice_project/dd0751754f11728f69b42ee2af66670068624673</meta:generator>
    <meta:document-statistic meta:table-count="0" meta:image-count="0" meta:object-count="0" meta:page-count="7" meta:paragraph-count="115" meta:word-count="1591" meta:character-count="9946" meta:non-whitespace-character-count="8434"/>
  </office:meta>
</office:document-meta>
</file>